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gave" svg:font-family="Agave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1" svg:font-family="'Noto Sans Mono'" style:font-family-generic="swiss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textarea-vertical-align="middle" draw:auto-grow-height="false" draw:auto-grow-width="false" draw:fit-to-size="false" style:shrink-to-fit="true" fo:min-height="1.462cm" fo:min-width="0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start" fo:text-indent="0cm"/>
    </style:style>
    <style:style style:name="P2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/>
      <style:text-properties style:font-name="Noto Sans Mono1" fo:font-size="10pt" style:text-underline-style="none" fo:font-weight="normal" style:font-size-asian="9pt" style:font-weight-asian="normal" style:font-size-complex="9pt" style:font-weight-complex="normal"/>
    </style:style>
    <style:style style:name="P3" style:family="paragraph">
      <style:paragraph-properties fo:margin-left="0cm" fo:margin-right="0cm" fo:text-align="start" fo:text-indent="0cm"/>
    </style:style>
    <style:style style:name="P4" style:family="paragraph">
      <loext:graphic-properties draw:fill="none" draw:fill-color="#ffffff"/>
      <style:paragraph-properties fo:margin-left="0cm" fo:margin-right="0cm" fo:text-align="start" fo:text-indent="0cm"/>
      <style:text-properties style:font-name="Noto Sans Mono1" fo:font-size="10pt" style:text-underline-style="none" fo:font-weight="normal" style:font-size-asian="9pt" style:font-weight-asian="normal" style:font-size-complex="9pt" style:font-weight-complex="normal"/>
    </style:style>
    <style:style style:name="T1" style:family="text">
      <style:text-properties style:font-name="Noto Sans Mono1" fo:font-size="10pt" style:text-underline-style="none" fo:font-weight="bold" style:font-size-asian="9pt" style:font-weight-asian="bold" style:font-size-complex="9pt" style:font-weight-complex="bold"/>
    </style:style>
    <style:style style:name="T2" style:family="text">
      <style:text-properties style:font-name="Agave" fo:font-size="10pt" style:text-underline-style="none" fo:font-weight="bold" style:font-size-asian="9pt" style:font-weight-asian="bold" style:font-size-complex="9pt" style:font-weight-complex="bold"/>
    </style:style>
    <style:style style:name="T3" style:family="text">
      <style:text-properties style:font-name="Noto Sans Mono1" fo:font-size="10pt" style:text-underline-style="none" fo:font-weight="normal" style:font-size-asian="11pt" style:font-weight-asian="normal" style:font-size-complex="11pt" style:font-weight-complex="normal"/>
    </style:style>
    <style:style style:name="T4" style:family="text">
      <style:text-properties style:font-name="Noto Sans Mono1" fo:font-size="10pt" style:text-underline-style="none" fo:font-weight="bold" style:font-size-asian="11pt" style:font-weight-asian="bold" style:font-size-complex="11pt" style:font-weight-complex="bold"/>
    </style:style>
    <style:style style:name="T5" style:family="text">
      <style:text-properties style:font-name="Noto Sans Mono1" fo:font-size="10pt" style:text-underline-style="none" fo:font-weight="normal" style:font-size-asian="9pt" style:font-weight-asian="normal" style:font-size-complex="9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4.9cm" svg:height="2.865cm" svg:x="5.26cm" svg:y="0.106cm">
          <draw:text-box>
            <text:p text:style-name="P1"><text:span text:style-name="T1">Kbrah0000013</text:span></text:p>
            <text:p text:style-name="P1"><text:span text:style-name="T2">Kbrah0000013</text:span></text:p>
            <text:p text:style-name="P1"><text:span text:style-name="T1">kbrah0000013</text:span></text:p>
          </draw:text-box>
        </draw:frame>
        <draw:frame draw:style-name="gr1" draw:text-style-name="P2" draw:layer="layout" svg:width="4.887cm" svg:height="2.865cm" svg:x="15.75cm" svg:y="0.106cm">
          <draw:text-box>
            <text:p text:style-name="P1"><text:span text:style-name="T3">Соловейко.Медіа</text:span></text:p>
            <text:p text:style-name="P1"><text:span text:style-name="T4">kbrah0000015</text:span></text:p>
            <text:p text:style-name="P1"><text:span text:style-name="T3">Raspberry Pi 3 Model B Plus</text:span></text:p>
            <text:p text:style-name="P1"><text:span text:style-name="T3">вул. Коновальця, 100</text:span></text:p>
          </draw:text-box>
        </draw:frame>
        <draw:frame draw:style-name="gr1" draw:text-style-name="P2" draw:layer="layout" svg:width="4.615cm" svg:height="2.865cm" svg:x="0.635cm" svg:y="0.106cm">
          <draw:text-box>
            <text:p text:style-name="P1"><text:span text:style-name="T5">Соловейко.Медіа</text:span></text:p>
            <text:p text:style-name="P1"><text:span text:style-name="T1">kbrah0000012</text:span></text:p>
            <text:p text:style-name="P1"><text:span text:style-name="T5">Raspberry Pi 3 Model B Plus</text:span></text:p>
            <text:p text:style-name="P1"><text:span text:style-name="T5">вул. Тичини, 7</text:span></text:p>
          </draw:text-box>
        </draw:frame>
        <draw:frame draw:style-name="gr1" draw:text-style-name="P2" draw:layer="layout" svg:width="4.74cm" svg:height="2.865cm" svg:x="10.5cm" svg:y="0.106cm">
          <draw:text-box>
            <text:p text:style-name="P1"><text:span text:style-name="T3">Соловейко.Медіа</text:span></text:p>
            <text:p text:style-name="P1"><text:span text:style-name="T4">kbrah0000014</text:span></text:p>
            <text:p text:style-name="P1"><text:span text:style-name="T3">Raspberry Pi 3 Model B Plus</text:span></text:p>
            <text:p text:style-name="P1"><text:span text:style-name="T3">вул. Галицька, 120</text:span></text:p>
          </draw:text-box>
        </draw:frame>
        <draw:frame draw:style-name="gr1" draw:text-style-name="P2" draw:layer="layout" svg:width="4.615cm" svg:height="2.865cm" svg:x="0.635cm" svg:y="5.94cm">
          <draw:text-box>
            <text:p text:style-name="P1"><text:span text:style-name="T3">Соловейко.Медіа</text:span></text:p>
            <text:p text:style-name="P1"><text:span text:style-name="T4">kbrah000001a</text:span></text:p>
            <text:p text:style-name="P1"><text:span text:style-name="T3">Raspberry Pi 3 Model B Plus</text:span></text:p>
            <text:p text:style-name="P1"><text:span text:style-name="T3">вул. Чорновола, 2</text:span></text:p>
          </draw:text-box>
        </draw:frame>
        <draw:frame draw:style-name="gr1" draw:text-style-name="P2" draw:layer="layout" svg:width="4.887cm" svg:height="2.865cm" svg:x="15.75cm" svg:y="2.97cm">
          <draw:text-box>
            <text:p text:style-name="P1"><text:span text:style-name="T3">Соловейко.Медіа</text:span></text:p>
            <text:p text:style-name="P1"><text:span text:style-name="T4">kbrah0000019</text:span></text:p>
            <text:p text:style-name="P1"><text:span text:style-name="T3">Raspberry Pi 3 Model B Plus</text:span></text:p>
            <text:p text:style-name="P1"><text:span text:style-name="T3">вул. Мазепи, 179 Б</text:span></text:p>
          </draw:text-box>
        </draw:frame>
        <draw:frame draw:style-name="gr1" draw:text-style-name="P2" draw:layer="layout" svg:width="5.24cm" svg:height="2.865cm" svg:x="5.25cm" svg:y="2.974cm">
          <draw:text-box>
            <text:p text:style-name="P1"><text:span text:style-name="T3">Соловейко.Медіа</text:span></text:p>
            <text:p text:style-name="P1"><text:span text:style-name="T4">kbrah0000017</text:span></text:p>
            <text:p text:style-name="P1"><text:span text:style-name="T3">Raspberry Pi 3 Model B</text:span></text:p>
            <text:p text:style-name="P1"><text:span text:style-name="T3">вул. Івасюка, 7</text:span></text:p>
          </draw:text-box>
        </draw:frame>
        <draw:frame draw:style-name="gr1" draw:text-style-name="P2" draw:layer="layout" svg:width="4.75cm" svg:height="2.865cm" svg:x="10.49cm" svg:y="3.167cm">
          <draw:text-box>
            <text:p text:style-name="P1"><text:span text:style-name="T3">Соловейко.Медіа</text:span></text:p>
            <text:p text:style-name="P1"><text:span text:style-name="T4">kbrah0000018</text:span></text:p>
            <text:p text:style-name="P1"><text:span text:style-name="T3">Raspberry Pi 3 Model B Plus</text:span></text:p>
            <text:p text:style-name="P1"><text:span text:style-name="T3">вул. Вовчинецька, 190</text:span></text:p>
          </draw:text-box>
        </draw:frame>
        <draw:frame draw:style-name="gr1" draw:text-style-name="P2" draw:layer="layout" svg:width="4.625cm" svg:height="2.865cm" svg:x="0.635cm" svg:y="2.97cm">
          <draw:text-box>
            <text:p text:style-name="P1"><text:span text:style-name="T3">Соловейко.Медіа</text:span></text:p>
            <text:p text:style-name="P1"><text:span text:style-name="T4">kbrah0000016</text:span></text:p>
            <text:p text:style-name="P1"><text:span text:style-name="T3">Raspberry Pi 3 Model B Plus</text:span></text:p>
            <text:p text:style-name="P1"><text:span text:style-name="T3">вул. Незалежності, 67</text:span></text:p>
          </draw:text-box>
        </draw:frame>
        <draw:frame draw:style-name="gr1" draw:text-style-name="P2" draw:layer="layout" svg:width="4.57cm" svg:height="2.865cm" svg:x="15.75cm" svg:y="5.944cm">
          <draw:text-box>
            <text:p text:style-name="P1"><text:span text:style-name="T3">Соловейко.Медіа</text:span></text:p>
            <text:p text:style-name="P1"><text:span text:style-name="T4">kbrah000001d</text:span></text:p>
            <text:p text:style-name="P1"><text:span text:style-name="T3">Raspberry Pi 3 Model B Plus</text:span></text:p>
            <text:p text:style-name="P1"><text:span text:style-name="T3">вул. Мазепи, 42</text:span></text:p>
          </draw:text-box>
        </draw:frame>
        <draw:frame draw:style-name="gr1" draw:text-style-name="P2" draw:layer="layout" svg:width="5.24cm" svg:height="2.865cm" svg:x="10.49cm" svg:y="5.944cm">
          <draw:text-box>
            <text:p text:style-name="P1"><text:span text:style-name="T3">Соловейко.Медіа</text:span></text:p>
            <text:p text:style-name="P1"><text:span text:style-name="T4">kbrah000001c</text:span></text:p>
            <text:p text:style-name="P1"><text:span text:style-name="T3">Raspberry Pi 3 Model B</text:span></text:p>
            <text:p text:style-name="P1"><text:span text:style-name="T3">вул. В. Симоненка, 15</text:span></text:p>
          </draw:text-box>
        </draw:frame>
        <draw:frame draw:style-name="gr1" draw:text-style-name="P4" draw:layer="layout" svg:width="5.24cm" svg:height="2.865cm" svg:x="5.25cm" svg:y="5.944cm">
          <draw:text-box>
            <text:p text:style-name="P3"><text:span text:style-name="T3">Соловейко.Медіа</text:span></text:p>
            <text:p text:style-name="P3"><text:span text:style-name="T4">kbrah000001b</text:span></text:p>
            <text:p text:style-name="P3"><text:span text:style-name="T3">Raspberry Pi 3 Model B Plus</text:span></text:p>
            <text:p text:style-name="P3"><text:span text:style-name="T3">вул. Південний Бульвар, 20</text:span></text:p>
          </draw:text-box>
        </draw:frame>
        <draw:frame draw:style-name="gr1" draw:text-style-name="P2" draw:layer="layout" svg:width="4.615cm" svg:height="2.865cm" svg:x="0.635cm" svg:y="8.911cm">
          <draw:text-box>
            <text:p text:style-name="P1"><text:span text:style-name="T3">Соловейко.Медіа</text:span></text:p>
            <text:p text:style-name="P1"><text:span text:style-name="T4">kbrah000001e</text:span></text:p>
            <text:p text:style-name="P1"><text:span text:style-name="T3">Raspberry Pi 3 Model B Plus</text:span></text:p>
            <text:p text:style-name="P1"><text:span text:style-name="T3">вул. Галицька, 112д</text:span></text:p>
          </draw:text-box>
        </draw:frame>
        <draw:frame draw:style-name="gr1" draw:text-style-name="P2" draw:layer="layout" svg:width="5.24cm" svg:height="2.865cm" svg:x="5.25cm" svg:y="8.911cm">
          <draw:text-box>
            <text:p text:style-name="P1"><text:span text:style-name="T3">Соловейко.Медіа</text:span></text:p>
            <text:p text:style-name="P1"><text:span text:style-name="T4">kbrah000001f</text:span></text:p>
            <text:p text:style-name="P1"><text:span text:style-name="T3">Raspberry Pi 3 Model B Plus</text:span></text:p>
            <text:p text:style-name="P1"><text:span text:style-name="T3">вул. Новгородська (Гузара), 49</text:span></text:p>
          </draw:text-box>
        </draw:frame>
        <draw:frame draw:style-name="gr1" draw:text-style-name="P2" draw:layer="layout" svg:width="5.24cm" svg:height="2.865cm" svg:x="10.51cm" svg:y="8.911cm">
          <draw:text-box>
            <text:p text:style-name="P1"><text:span text:style-name="T3">Соловейко.Медіа</text:span></text:p>
            <text:p text:style-name="P1"><text:span text:style-name="T4">kbrah0000020</text:span></text:p>
            <text:p text:style-name="P1"><text:span text:style-name="T3">Raspberry Pi 3 Model B Plus</text:span></text:p>
            <text:p text:style-name="P1"><text:span text:style-name="T3">вул. Є.Коновальця, 146д</text:span></text:p>
          </draw:text-box>
        </draw:frame>
        <draw:frame draw:style-name="gr1" draw:text-style-name="P2" draw:layer="layout" svg:width="4.57cm" svg:height="2.865cm" svg:x="15.75cm" svg:y="8.911cm">
          <draw:text-box>
            <text:p text:style-name="P1"><text:span text:style-name="T3">Соловейко.Медіа</text:span></text:p>
            <text:p text:style-name="P1"><text:span text:style-name="T4">kbrah0000021</text:span></text:p>
            <text:p text:style-name="P1"><text:span text:style-name="T3">Raspberry Pi 3 Model B Plus</text:span></text:p>
            <text:p text:style-name="P1"><text:span text:style-name="T3">вул. Шеремети, 2</text:span>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gave" svg:font-family="Agave" style:font-pitch="fixed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 Mono" svg:font-family="'Noto Sans Mono'" style:font-family-generic="swiss" style:font-pitch="variable"/>
    <style:font-face style:name="Noto Sans Mono1" svg:font-family="'Noto Sans Mono'" style:font-family-generic="swiss" style:font-pitch="fixed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uk" fo:country="U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3T20:45:42.569870713</meta:creation-date>
    <meta:print-date>2024-10-10T07:09:24.417270156</meta:print-date>
    <dc:date>2024-10-18T09:56:01.422135770</dc:date>
    <meta:editing-duration>PT10H28M47S</meta:editing-duration>
    <meta:editing-cycles>14</meta:editing-cycles>
    <meta:generator>LibreOffice/7.5.9.2$Linux_X86_64 LibreOffice_project/50$Build-2</meta:generator>
    <meta:document-statistic meta:object-count="16"/>
  </office:meta>
</office:document-meta>
</file>